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LE_5f_S1" style:display-name="TABLE_S1" style:family="table">
      <style:table-properties style:width="7.041cm" table:align="right"/>
    </style:style>
    <style:style style:name="TABLE_5f_S1.A" style:display-name="TABLE_S1.A" style:family="table-column">
      <style:table-column-properties style:column-width="3.521cm"/>
    </style:style>
    <style:style style:name="TABLE_5f_S1.A1" style:display-name="TABLE_S1.A1" style:family="table-cell">
      <style:table-cell-properties fo:padding="0.097cm" fo:border="0.002cm solid #000000"/>
    </style:style>
    <style:style style:name="TABLE_5f_S1.A2" style:display-name="TABLE_S1.A2" style:family="table-cell">
      <style:table-cell-properties fo:padding="0.097cm" fo:border-left="0.002cm solid #000000" fo:border-right="none" fo:border-top="none" fo:border-bottom="0.002cm solid #000000"/>
    </style:style>
    <style:style style:name="TABLE_5f_S1.B2" style:display-name="TABLE_S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5" style:family="paragraph" style:parent-style-name="Standard">
      <style:paragraph-properties fo:margin-left="1cm" fo:margin-right="1cm" fo:text-align="center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1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1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1" fo:font-size="8pt" style:font-name-asian="Arial1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2pt" style:font-name-asian="Arial1" style:font-size-asian="12pt" style:font-name-complex="Arial1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color="#800000" style:font-name="Courier New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4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" style:family="text">
      <style:text-properties fo:color="#00808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_01: [TAG_01]</text:p>
      <text:p text:style-name="P3"/>
      <text:p text:style-name="P3">test_02: <text:span text:style-name="T1">[TAG_02]</text:span></text:p>
      <text:p text:style-name="P5"/>
      <text:section text:style-name="Sect1" text:name="SECTION_01">
        <text:p text:style-name="P1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7">[NAME]</text:p>
            </table:table-cell>
            <table:table-cell table:style-name="Tabela1.B1" office:value-type="string">
              <text:p text:style-name="P8">[SID]</text:p>
            </table:table-cell>
          </table:table-row>
        </table:table>
        <text:p text:style-name="P11"/>
        <table:table table:name="TABLE_S1" table:style-name="TABLE_5f_S1">
          <table:table-column table:style-name="TABLE_5f_S1.A" table:number-columns-repeated="2"/>
          <table:table-row>
            <table:table-cell table:style-name="TABLE_5f_S1.A1" table:number-columns-spanned="2" office:value-type="string">
              <text:p text:style-name="P9">NESTED_TABLE</text:p>
            </table:table-cell>
            <table:covered-table-cell/>
          </table:table-row>
          <table:table-row>
            <table:table-cell table:style-name="TABLE_5f_S1.A2" office:value-type="string">
              <text:p text:style-name="P12">[NAME1]</text:p>
            </table:table-cell>
            <table:table-cell table:style-name="TABLE_5f_S1.B2" office:value-type="string">
              <text:p text:style-name="P13">[INV]</text:p>
            </table:table-cell>
          </table:table-row>
        </table:table>
        <text:p text:style-name="P11"/>
        <text:p text:style-name="P11"/>
        <text:p text:style-name="P11"/>
        <text:p text:style-name="P10">__________ <text:s text:c="2"/>__________________</text:p>
      </text:section>
      <text:p text:style-name="P6"/>
      <text:p text:style-name="P2"/>
      <text:p text:style-name="P1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5T17:30:13.79</meta:creation-date>
    <dc:date>2011-09-23T16:07:00</dc:date>
    <meta:editing-duration>P1DT1H9M4S</meta:editing-duration>
    <meta:editing-cycles>24</meta:editing-cycles>
    <meta:generator>LibreOffice/3.3$Unix LibreOffice_project/330m19$Build-202</meta:generator>
    <meta:document-statistic meta:table-count="2" meta:image-count="0" meta:object-count="0" meta:page-count="1" meta:paragraph-count="9" meta:word-count="12" meta:character-count="115"/>
  </office:meta>
</office:document-meta>
</file>